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6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96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62.4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465a4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/>
      <style:text-properties fo:color="#8d1d75"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style:font-name="Liberation Sans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color="#3465a4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dddddd"/>
      <style:text-properties fo:color="#8d1d75" fo:font-weight="bold" style:font-weight-asian="bold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outline="false" style:text-line-through-style="none" style:text-line-through-type="none" style:font-name="Liberation Sans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font-name="Liberation Sans"/>
    </style:style>
    <style:style style:name="ce2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465a4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3" table:default-cell-style-name="ce10"/>
        <table:table-column table:style-name="co6" table:default-cell-style-name="ce10"/>
        <table:table-column table:style-name="co3" table:number-columns-repeated="1016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CI Platform – DB Schema</text:p>
          </table:table-cell>
          <table:covered-table-cell table:number-columns-repeated="7" table:style-name="ce13"/>
          <table:table-cell table:number-columns-repeated="1016"/>
        </table:table-row>
        <table:table-row table:style-name="ro1">
          <table:table-cell table:style-name="ce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admin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mi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style-name="ce18" table:number-columns-repeated="1016"/>
        </table:table-row>
        <table:table-row table:style-name="ro2">
          <table:table-cell table:style-name="ce6" office:value-type="string" calcext:value-type="string">
            <text:p>fir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ce6" office:value-type="string" calcext:value-type="string">
            <text:p>la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ce6" office:value-type="string" calcext:value-type="string">
            <text:p>admin_avtar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048" calcext:value-type="float">
            <text:p>2048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ce6" office:value-type="string" calcext:value-type="string">
            <text:p>password</text:p>
          </table:table-cell>
          <table:table-cell table:style-name="ce15" office:value-type="string" calcext:value-type="string">
            <text:p>varchar 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ce6" office:value-type="string" calcext:value-type="string">
            <text:p>created_at</text:p>
          </table:table-cell>
          <table:table-cell table:style-name="ce15" office:value-type="string" calcext:value-type="string">
            <text:p>timestamp 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RRENT_TIMESTAMP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ce6" office:value-type="string" calcext:value-type="string">
            <text:p>updated_at</text:p>
          </table:table-cell>
          <table:table-cell table:style-name="ce15" office:value-type="string" calcext:value-type="string">
            <text:p>timestamp 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ce6" office:value-type="string" calcext:value-type="string">
            <text:p>deleted_at</text:p>
          </table:table-cell>
          <table:table-cell table:style-name="ce15" office:value-type="string" calcext:value-type="string">
            <text:p>timestamp 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3"/>
          <table:table-cell table:style-name="ce19"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style-name="ce20" table:number-columns-repeated="1016"/>
        </table:table-row>
        <table:table-row table:style-name="ro2">
          <table:table-cell table:style-name="Default" office:value-type="string" calcext:value-type="string">
            <text:p>first_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last_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phone_number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vatar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why_i_volunteer</text:p>
          </table:table-cell>
          <table:table-cell table:style-name="Default" office:value-type="string" calcext:value-type="string">
            <text:p>text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employee_id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partment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7" office:value-type="string" calcext:value-type="string">
            <text:p>cit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city,city_id)</text:p>
          </table:table-cell>
          <table:table-cell table:style-name="ce20" table:number-columns-repeated="1016"/>
        </table:table-row>
        <table:table-row table:style-name="ro2">
          <table:table-cell table:style-name="ce7" office:value-type="string" calcext:value-type="string">
            <text:p>countr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country,country_id)</text:p>
          </table:table-cell>
          <table:table-cell table:style-name="ce20" table:number-columns-repeated="1016"/>
        </table:table-row>
        <table:table-row table:style-name="ro2">
          <table:table-cell table:style-name="Default" office:value-type="string" calcext:value-type="string">
            <text:p>profile_text</text:p>
          </table:table-cell>
          <table:table-cell table:style-name="Default" office:value-type="string" calcext:value-type="string">
            <text:p>text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linked_in_ur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enum</text:p>
          </table:table-cell>
          <table:table-cell table:style-name="ce8" office:value-type="string" calcext:value-type="string">
            <text:p>0,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created 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RRENT_TIMESTAMP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updated_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leted_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 table:number-rows-repeated="4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mission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mission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17" office:value-type="string" calcext:value-type="string">
            <text:p>AUTO_INCREMENT</text:p>
          </table:table-cell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theme_id</text:p>
          </table:table-cell>
          <table:table-cell table:style-name="ce9" office:value-type="string" calcext:value-type="string">
            <text:p>smalli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FK(theme,theme_id)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0,1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>
            <text:p>total_seats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8" office:value-type="string" calcext:value-type="string">
            <text:p>seats_remaining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<text:s/>- 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>
            <text:p>goal_object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<text:s/>- 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>
            <text:p>start_dat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<text:s/>- 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>
            <text:p>end_dat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<text:s/>- 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>
            <text:p>deadlin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<text:s/>- 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city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FK(city,city_id)</text:p>
          </table:table-cell>
          <table:table-cell table:style-name="ce20" table:number-columns-repeated="1016"/>
        </table:table-row>
        <table:table-row table:style-name="ro2">
          <table:table-cell table:style-name="ce9" office:value-type="string" calcext:value-type="string">
            <text:p>country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FK(country,country_id)</text:p>
          </table:table-cell>
          <table:table-cell table:style-name="ce20" table:number-columns-repeated="1016"/>
        </table:table-row>
        <table:table-row table:style-name="ro2">
          <table:table-cell table:style-name="ce9" office:value-type="string" calcext:value-type="string">
            <text:p>organization_id</text:p>
          </table:table-cell>
          <table:table-cell table:style-name="ce9" office:value-type="string" calcext:value-type="string">
            <text:p>smalli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FK(organization,organization_id)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ratings</text:p>
          </table:table-cell>
          <table:table-cell table:style-name="ce8" office:value-type="string" calcext:value-type="string">
            <text:p>smallint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8" office:value-type="string" calcext:value-type="string">
            <text:p>completion_percentage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ull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8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_mission_request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req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enum</text:p>
          </table:table-cell>
          <table:table-cell table:style-name="Default" office:value-type="string" calcext:value-type="string">
            <text:p>0,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created 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RRENT_TIMESTAMP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8" table:number-columns-repeated="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Table : theme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theme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the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city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cit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city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country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countr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style-name="ce20" table:number-columns-repeated="1016"/>
        </table:table-row>
        <table:table-row table:style-name="ro2"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organization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organizat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t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availability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availabilit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_availability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availabilit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availability,availability_id)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mission_availability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availabilit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availability,availability_id)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skills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kill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skil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_skills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kill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mission_skills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kill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_story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tor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t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views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video_url</text:p>
          </table:table-cell>
          <table:table-cell table:style-name="Default" office:value-type="string" calcext:value-type="string">
            <text:p>varbinary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created at</text:p>
          </table:table-cell>
          <table:table-cell table:style-name="ce16" office:value-type="string" calcext:value-type="string">
            <text:p>timestamp 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RRENT_TIMESTAMP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updated_at</text:p>
          </table:table-cell>
          <table:table-cell table:style-name="ce16" office:value-type="string" calcext:value-type="string">
            <text:p>timestamp 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leted_at</text:p>
          </table:table-cell>
          <table:table-cell table:style-name="ce16" office:value-type="string" calcext:value-type="string">
            <text:p>timestamp 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mission_media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mission_documents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doc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_story_media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tor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story,story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span text:style-name="T1">Table : user_story</text:span>_documents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tory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story,story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doc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_invitation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invitat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to_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rom_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ratings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rating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smallin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UNSIGNED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comments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comment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comment_desc</text:p>
          </table:table-cell>
          <table:table-cell table:style-name="Default" office:value-type="string" calcext:value-type="string">
            <text:p>text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RRENT_TIMESTAMP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Table : volunteering_timesheet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hours</text:p>
          </table:table-cell>
          <table:table-cell table:style-name="Default" office:value-type="string" calcext:value-type="string">
            <text:p>smallin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UNSIGNED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minutes</text:p>
          </table:table-cell>
          <table:table-cell table:style-name="Default" office:value-type="string" calcext:value-type="string">
            <text:p>smallin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UNSIGNED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action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UNSIGNED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office:value-type="string" calcext:value-type="string">
            <text:p>date_volunteered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RRENT_DAT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message</text:p>
          </table:table-cell>
          <table:table-cell table:style-name="Default" office:value-type="string" calcext:value-type="string">
            <text:p>text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RRENT_TIMESTAMP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updated_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leted_at</text:p>
          </table:table-cell>
          <table:table-cell table:style-name="Default" office:value-type="string" calcext:value-type="string">
            <text:p>timestamp 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8" table:number-rows-spanned="1">
            <office:annotation draw:style-name="gr1" draw:text-style-name="P2" svg:width="28.99mm" svg:height="21.76mm" svg:x="0mm" svg:y="870.92mm" draw:caption-point-x="291.59mm" draw:caption-point-y="24.1mm">
              <dc:date>2023-02-09T00:00:00</dc:date>
              <text:p text:style-name="P1">First request will be made and based on the status of it, tuple will be added</text:p>
            </office:annotation>
            <text:p>Table : volunteering 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Default</text:p>
          </table:table-cell>
          <table:table-cell table:style-name="ce12" office:value-type="string" calcext:value-type="string">
            <text:p>Extra</text:p>
          </table:table-cell>
          <table:table-cell table:style-name="ce12" office:value-type="string" calcext:value-type="string">
            <text:p>Attribute</text:p>
          </table:table-cell>
          <table:table-cell table:style-name="ce1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volunte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rimary Key</text:p>
          </table:table-cell>
          <table:table-cell table:style-name="Default" table:number-columns-repeated="1016"/>
        </table:table-row>
        <table:table-row table:style-name="ro2">
          <table:table-cell table:style-name="ce7" office:value-type="string" calcext:value-type="string">
            <text:p>mission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mission,mission_id)</text:p>
          </table:table-cell>
          <table:table-cell table:style-name="Default" table:number-columns-repeated="1016"/>
        </table:table-row>
        <table:table-row table:style-name="ro2"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(user,user_id)</text:p>
          </table:table-cell>
          <table:table-cell table:style-name="Default" table:number-columns-repeated="1016"/>
        </table:table-row>
        <table:table-row table:style-name="ro2">
          <table:table-cell table:style-name="Default" office:value-type="string" calcext:value-type="string">
            <text:p>is_added_to_favorites</text:p>
          </table:table-cell>
          <table:table-cell table:style-name="Default" office:value-type="string" calcext:value-type="string">
            <text:p>enum</text:p>
          </table:table-cell>
          <table:table-cell table:style-name="Default" office:value-type="string" calcext:value-type="string">
            <text:p>0,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applied_date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RRENT_DATE</text:p>
          </table:table-cell>
          <table:table-cell table:style-name="Default" table:number-columns-repeated="1019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4:57:53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3-02-09T15:15:54.959000000</dc:date>
    <meta:editing-duration>PT33S</meta:editing-duration>
    <meta:editing-cycles>1</meta:editing-cycles>
    <meta:document-statistic meta:table-count="1" meta:cell-count="901" meta:object-count="0"/>
  </office:meta>
</office:document-meta>
</file>